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givegift.com.hk/flower-shop-home-花店主頁" text:style-name="Internet_20_link" text:visited-style-name="Visited_20_Internet_20_Link">https://www.givegift.com.hk/flower-shop-home-%E8%8A%B1%E5%BA%97%E4%B8%BB%E9%A0%81</text:a></text:p>
      <text:p text:style-name="Standard"/>
      <text:p text:style-name="Standard"><text:a xlink:type="simple" xlink:href="https://th.bing.com/th/id/OIP.qH2Md5qmHoeAFjgpQvuk1wHaFV?w=224&amp;h=180&amp;c=7&amp;r=0&amp;o=5&amp;dpr=1.75&amp;pid=1.7" text:style-name="Internet_20_link" text:visited-style-name="Visited_20_Internet_20_Link">https://th.bing.com/th/id/OIP.qH2Md5qmHoeAFjgpQvuk1wHaFV?w=224&amp;h=180&amp;c=7&amp;r=0&amp;o=5&amp;dpr=1.75&amp;pid=1.7</text:a></text:p>
      <text:p text:style-name="Standard"/>
      <text:p text:style-name="Standard"/>
      <text:p text:style-name="Standard"><text:s/><text:a xlink:type="simple" xlink:href="https://www.bilibili.com/video/BV1ZC4y1W7sh/" text:style-name="Internet_20_link" text:visited-style-name="Visited_20_Internet_20_Link">红色开业花篮_哔哩哔哩_bilibili</text:a> 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M24S</meta:editing-duration>
    <meta:editing-cycles>5</meta:editing-cycles>
    <meta:generator>OpenOffice/4.1.1$Win32 OpenOffice.org_project/411m6$Build-9775</meta:generator>
    <dc:date>2022-09-18T02:05:51.59</dc:date>
    <dc:creator>leo </dc:creator>
    <meta:document-statistic meta:table-count="0" meta:image-count="0" meta:object-count="0" meta:page-count="1" meta:paragraph-count="3" meta:word-count="14" meta:character-count="200"/>
    <meta:user-defined meta:name="Info 1"/>
    <meta:user-defined meta:name="Info 2"/>
    <meta:user-defined meta:name="Info 3"/>
    <meta:user-defined meta:name="Info 4"/>
  </office:meta>
</office:document-meta>
</file>